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05cm" fo:min-width="0.7cm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1.05cm" fo:min-width="0.7cm"/>
    </style:style>
    <style:style style:name="gr3" style:family="graphic" style:parent-style-name="standard">
      <style:graphic-properties draw:fill="solid" draw:fill-color="#b4c7dc" draw:textarea-horizontal-align="justify" draw:textarea-vertical-align="middle" draw:auto-grow-height="false" fo:min-height="1.05cm" fo:min-width="0.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="solid" draw:fill-color="#b4c7d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3cm" svg:x="1.4cm" svg:y="3.99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.4cm" svg:y="2.7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2.6cm" svg:y="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.4cm" svg:y="1.4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8.2cm" svg:y="2.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7cm" svg:y="2.9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8.2cm" svg:y="1.6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5.8cm" svg:y="2.9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2.8cm" svg:y="1.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2.8cm" svg:y="2.7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1.6cm" svg:y="1.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2.8cm" svg:y="4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5.8cm" svg:y="2.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7cm" svg:y="2.6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5.8cm" svg:y="3.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8.2cm" svg:y="2.6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3.8cm" svg:y="12.59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3.8cm" svg:y="11.3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5cm" svg:y="12.6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3.8cm" svg:y="10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3.8cm" svg:y="12.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2.6cm" svg:y="12.6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3.8cm" svg:y="11.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.4cm" svg:y="12.6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8.4cm" svg:y="10.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7.2cm" svg:y="10.1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8.4cm" svg:y="8.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6cm" svg:y="10.1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8.4cm" svg:y="10.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8.4cm" svg:y="11.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7.2cm" svg:y="10.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8.4cm" svg:y="12.7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1.7cm" svg:y="10.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1.7cm" svg:y="11.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10.5cm" svg:y="10.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1.7cm" svg:y="12.7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1.7cm" svg:y="10.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2.9cm" svg:y="10.1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1.7cm" svg:y="11.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4.1cm" svg:y="10.1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6.3cm" svg:y="13.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7.5cm" svg:y="13.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16.3cm" svg:y="14.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8.7cm" svg:y="13.2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6.3cm" svg:y="13.19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6.3cm" svg:y="11.9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7.5cm" svg:y="13.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6.3cm" svg:y="10.6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2.7cm" svg:y="17.09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2.7cm" svg:y="15.8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3.9cm" svg:y="17.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2.7cm" svg:y="14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.5cm" svg:y="17.09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.5cm" svg:y="15.8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2.7cm" svg:y="17.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.5cm" svg:y="14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2cm" svg:y="21.49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2cm" svg:y="20.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3.2cm" svg:y="21.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2cm" svg:y="18.9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3.2cm" svg:y="21.49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3.2cm" svg:y="20.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4.4cm" svg:y="21.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3.2cm" svg:y="18.9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2cm" svg:y="25.79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2cm" svg:y="24.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3.2cm" svg:y="25.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2cm" svg:y="23.2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2cm" svg:y="27.09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2cm" svg:y="25.8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3.2cm" svg:y="27.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2cm" svg:y="24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9.3cm" svg:y="16.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8.1cm" svg:y="16.3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9.3cm" svg:y="1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6.9cm" svg:y="16.3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8.1cm" svg:y="16.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6.9cm" svg:y="16.3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8.1cm" svg:y="1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5.7cm" svg:y="16.3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7.4cm" svg:y="19.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6.2cm" svg:y="19.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7.4cm" svg:y="18.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5cm" svg:y="19.4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8.6cm" svg:y="19.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7.4cm" svg:y="19.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8.6cm" svg:y="18.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6.2cm" svg:y="19.4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8.8cm" svg:y="22.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7.6cm" svg:y="22.6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8.8cm" svg:y="21.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6.4cm" svg:y="22.6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8.8cm" svg:y="23.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7.6cm" svg:y="23.9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8.8cm" svg:y="22.6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6.4cm" svg:y="23.9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2cm" svg:y="18.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2cm" svg:y="20.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10.8cm" svg:y="18.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2cm" svg:y="21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3.2cm" svg:y="18.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3.2cm" svg:y="20.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2cm" svg:y="18.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3.2cm" svg:y="21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2.8cm" svg:y="1.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2.8cm" svg:y="2.7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1.6cm" svg:y="1.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2.8cm" svg:y="4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2.8cm" svg:y="1.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2.8cm" svg:y="2.7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1.6cm" svg:y="1.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2.8cm" svg:y="4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13.6cm" svg:y="14.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3.6cm" svg:y="15.7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2.4cm" svg:y="14.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3.6cm" svg:y="17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2.4cm" svg:y="14.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2.4cm" svg:y="15.7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1.2cm" svg:y="14.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2.4cm" svg:y="17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12.7cm" svg:y="23.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2.7cm" svg:y="24.6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11.5cm" svg:y="23.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2.7cm" svg:y="25.9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2.7cm" svg:y="24.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2.7cm" svg:y="25.9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1.5cm" svg:y="24.6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2.7cm" svg:y="27.2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6.5cm" svg:y="16.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7.7cm" svg:y="16.1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16.5cm" svg:y="17.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8.9cm" svg:y="16.1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5.3cm" svg:y="16.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6.5cm" svg:y="16.1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5.3cm" svg:y="17.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7.7cm" svg:y="16.1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15.3cm" svg:y="19.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6.5cm" svg:y="19.1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15.3cm" svg:y="20.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7.7cm" svg:y="19.1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6.5cm" svg:y="19.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7.7cm" svg:y="19.1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6.5cm" svg:y="20.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8.9cm" svg:y="19.1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15.5cm" svg:y="22.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6.7cm" svg:y="22.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5.5cm" svg:y="23.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7.9cm" svg:y="22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5.5cm" svg:y="23.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6.7cm" svg:y="23.8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5.5cm" svg:y="25.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7.9cm" svg:y="23.8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2.5cm" svg:y="8.19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2.5cm" svg:y="6.9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3.7cm" svg:y="8.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2.5cm" svg:y="5.6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3.7cm" svg:y="8.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2.5cm" svg:y="8.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3.7cm" svg:y="6.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.3cm" svg:y="8.2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0cm" svg:y="5.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8.8cm" svg:y="5.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10cm" svg:y="3.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7.6cm" svg:y="5.2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0cm" svg:y="5.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0cm" svg:y="6.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8.8cm" svg:y="5.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0cm" svg:y="7.8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0cm" svg:y="5.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0cm" svg:y="6.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8.8cm" svg:y="5.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0cm" svg:y="7.8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0cm" svg:y="5.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0cm" svg:y="6.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8.8cm" svg:y="5.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0cm" svg:y="7.8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2.7cm" svg:y="5.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2.7cm" svg:y="6.9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1.5cm" svg:y="5.6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2.7cm" svg:y="8.2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2.7cm" svg:y="5.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2.7cm" svg:y="6.9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1.5cm" svg:y="5.6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2.7cm" svg:y="8.2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2.7cm" svg:y="5.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2.7cm" svg:y="6.9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1.5cm" svg:y="5.6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2.7cm" svg:y="8.2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1.5cm" svg:y="5.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2.7cm" svg:y="5.6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1.5cm" svg:y="6.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3.9cm" svg:y="5.6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0-03T23:16:14.786000000</meta:creation-date>
    <dc:date>2019-10-06T22:10:59.990000000</dc:date>
    <meta:editing-duration>PT2H49M37S</meta:editing-duration>
    <meta:editing-cycles>39</meta:editing-cycles>
    <meta:generator>LibreOffice/6.3.1.2$Windows_X86_64 LibreOffice_project/b79626edf0065ac373bd1df5c28bd630b4424273</meta:generator>
    <meta:document-statistic meta:object-count="192"/>
  </office:meta>
</office:document-meta>
</file>